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Marathi1" svg:font-family="'Lohit Marathi'"/>
    <style:font-face style:name="Montserrat" svg:font-family="Montserrat, Arial, Helvetica, sans-serif"/>
    <style:font-face style:name="PT Serif" svg:font-family="'PT Serif', Georgia, 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32f096" officeooo:paragraph-rsid="0032f096" style:font-weight-asian="bold" style:font-weight-complex="bold"/>
    </style:style>
    <style:style style:name="P4" style:family="paragraph" style:parent-style-name="Standard">
      <style:text-properties fo:font-weight="bold" officeooo:paragraph-rsid="0033902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2f579b"/>
    </style:style>
    <style:style style:name="P7" style:family="paragraph" style:parent-style-name="Standard">
      <style:text-properties officeooo:rsid="003139c3" officeooo:paragraph-rsid="003139c3"/>
    </style:style>
    <style:style style:name="P8" style:family="paragraph" style:parent-style-name="Standard">
      <style:text-properties officeooo:paragraph-rsid="003139c3"/>
    </style:style>
    <style:style style:name="P9" style:family="paragraph" style:parent-style-name="Standard">
      <style:text-properties officeooo:rsid="00339028" officeooo:paragraph-rsid="00339028"/>
    </style:style>
    <style:style style:name="P10" style:family="paragraph" style:parent-style-name="Standard">
      <style:text-properties officeooo:rsid="00355498" officeooo:paragraph-rsid="00355498"/>
    </style:style>
    <style:style style:name="P11" style:family="paragraph" style:parent-style-name="Standard">
      <style:text-properties style:font-name="Liberation Serif" officeooo:rsid="003b0abe" officeooo:paragraph-rsid="003b0abe"/>
    </style:style>
    <style:style style:name="P12" style:family="paragraph" style:parent-style-name="Standard">
      <style:text-properties officeooo:paragraph-rsid="003b0abe"/>
    </style:style>
    <style:style style:name="P13" style:family="paragraph" style:parent-style-name="Standard">
      <style:text-properties officeooo:rsid="003b0abe" officeooo:paragraph-rsid="003b0abe"/>
    </style:style>
    <style:style style:name="P14" style:family="paragraph" style:parent-style-name="Standard">
      <style:text-properties officeooo:rsid="003ee540" officeooo:paragraph-rsid="0040272a"/>
    </style:style>
    <style:style style:name="P15" style:family="paragraph" style:parent-style-name="Standard">
      <style:text-properties officeooo:paragraph-rsid="0040272a"/>
    </style:style>
    <style:style style:name="P16" style:family="paragraph" style:parent-style-name="Standard">
      <style:text-properties officeooo:rsid="0032f096" officeooo:paragraph-rsid="0032f096"/>
    </style:style>
    <style:style style:name="P17" style:family="paragraph" style:parent-style-name="Standard">
      <style:text-properties officeooo:rsid="004a796b" officeooo:paragraph-rsid="004a796b"/>
    </style:style>
    <style:style style:name="P18" style:family="paragraph" style:parent-style-name="Standard">
      <style:text-properties fo:color="#2a6099" loext:opacity="100%" fo:font-weight="bold" officeooo:rsid="004be661" officeooo:paragraph-rsid="004be661" style:font-weight-asian="bold" style:font-weight-complex="bold"/>
    </style:style>
    <style:style style:name="P19" style:family="paragraph" style:parent-style-name="Standard">
      <style:text-properties fo:color="#2a6099" loext:opacity="100%" fo:font-weight="bold" officeooo:rsid="00339028" officeooo:paragraph-rsid="00339028" style:font-weight-asian="bold" style:font-weight-complex="bold"/>
    </style:style>
    <style:style style:name="P20" style:family="paragraph" style:parent-style-name="Standard">
      <style:text-properties fo:color="#2a6099" loext:opacity="100%" fo:font-weight="bold" officeooo:rsid="004d712a" officeooo:paragraph-rsid="004d712a" style:font-weight-asian="bold" style:font-weight-complex="bold"/>
    </style:style>
    <style:style style:name="P21" style:family="paragraph" style:parent-style-name="Standard">
      <style:text-properties fo:color="#2a6099" loext:opacity="100%" fo:font-weight="bold" officeooo:rsid="004ed41c" officeooo:paragraph-rsid="004ed41c" style:font-weight-asian="bold" style:font-weight-complex="bold"/>
    </style:style>
    <style:style style:name="P22" style:family="paragraph" style:parent-style-name="Standard">
      <style:text-properties fo:color="#2a6099" loext:opacity="100%" fo:font-weight="bold" officeooo:rsid="0047180b" officeooo:paragraph-rsid="0047180b" style:font-weight-asian="bold" style:font-weight-complex="bold"/>
    </style:style>
    <style:style style:name="P23" style:family="paragraph" style:parent-style-name="Standard">
      <style:text-properties officeooo:rsid="004d712a" officeooo:paragraph-rsid="004d712a"/>
    </style:style>
    <style:style style:name="P24" style:family="paragraph" style:parent-style-name="Standard">
      <style:text-properties officeooo:paragraph-rsid="00339028"/>
    </style:style>
    <style:style style:name="P25" style:family="paragraph" style:parent-style-name="Standard">
      <style:text-properties officeooo:rsid="005104d2"/>
    </style:style>
    <style:style style:name="P26" style:family="paragraph" style:parent-style-name="Standard">
      <style:text-properties officeooo:rsid="003cc7e9" officeooo:paragraph-rsid="003cc7e9"/>
    </style:style>
    <style:style style:name="P27" style:family="paragraph" style:parent-style-name="Standard">
      <style:text-properties officeooo:paragraph-rsid="0056d71d"/>
    </style:style>
    <style:style style:name="P28" style:family="paragraph" style:parent-style-name="Standard">
      <style:text-properties fo:color="#3465a4" loext:opacity="100%" fo:font-weight="bold" officeooo:paragraph-rsid="00339028" style:font-weight-asian="bold" style:font-weight-complex="bold"/>
    </style:style>
    <style:style style:name="P29" style:family="paragraph" style:parent-style-name="Standard">
      <style:text-properties fo:color="#3465a4" loext:opacity="100%" officeooo:paragraph-rsid="0056d71d"/>
    </style:style>
    <style:style style:name="P30" style:family="paragraph" style:parent-style-name="Standard">
      <style:text-properties fo:color="#3465a4" loext:opacity="100%" officeooo:paragraph-rsid="00339028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525405" officeooo:paragraph-rsid="003139c3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3cc7e9" officeooo:paragraph-rsid="003cc7e9"/>
    </style:style>
    <style:style style:name="P3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officeooo:paragraph-rsid="0040272a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fo:font-weight="bold" officeooo:paragraph-rsid="0040272a" style:font-weight-asian="bold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Standard" style:list-style-name="L1">
      <style:text-properties officeooo:paragraph-rsid="0032f096"/>
    </style:style>
    <style:style style:name="P39" style:family="paragraph" style:parent-style-name="Standard" style:list-style-name="L1">
      <style:text-properties officeooo:paragraph-rsid="00339028"/>
    </style:style>
    <style:style style:name="P40" style:family="paragraph" style:parent-style-name="Standard" style:list-style-name="L1">
      <style:text-properties officeooo:rsid="00339028" officeooo:paragraph-rsid="00339028"/>
    </style:style>
    <style:style style:name="P41" style:family="paragraph" style:parent-style-name="Standard">
      <style:text-properties fo:font-weight="bold" officeooo:paragraph-rsid="00339028" style:font-weight-asian="bold" style:font-weight-complex="bold"/>
    </style:style>
    <style:style style:name="P42" style:family="paragraph" style:parent-style-name="Standard">
      <style:text-properties fo:color="#3465a4" loext:opacity="100%" fo:font-weight="bold" officeooo:paragraph-rsid="0056d71d" style:font-weight-asian="bold" style:font-weight-complex="bold"/>
    </style:style>
    <style:style style:name="P43" style:family="paragraph" style:parent-style-name="Standard">
      <style:text-properties fo:color="#3465a4" loext:opacity="100%" fo:font-weight="bold" officeooo:paragraph-rsid="00339028" style:font-weight-asian="bold" style:font-weight-complex="bold"/>
    </style:style>
    <style:style style:name="P44" style:family="paragraph" style:parent-style-name="Standard">
      <style:text-properties fo:color="#3465a4" loext:opacity="100%" fo:font-weight="bold" officeooo:rsid="00339028" officeooo:paragraph-rsid="00339028" style:font-weight-asian="bold" style:font-weight-complex="bold"/>
    </style:style>
    <style:style style:name="P45" style:family="paragraph" style:parent-style-name="Standard" style:list-style-name="L1">
      <style:text-properties fo:color="#3465a4" loext:opacity="100%" fo:font-weight="bold" officeooo:rsid="00339028" officeooo:paragraph-rsid="00339028" style:font-weight-asian="bold" style:font-weight-complex="bold"/>
    </style:style>
    <style:style style:name="P46" style:family="paragraph" style:parent-style-name="Standard" style:list-style-name="L1">
      <style:text-properties fo:color="#3465a4" loext:opacity="100%" style:font-name="Liberation Serif" fo:font-weight="bold" officeooo:rsid="00368a26" officeooo:paragraph-rsid="00583ac1" style:font-weight-asian="bold" style:font-weight-complex="bold"/>
    </style:style>
    <style:style style:name="P47" style:family="paragraph" style:parent-style-name="Standard">
      <style:text-properties fo:color="#3465a4" loext:opacity="100%" style:font-name="Liberation Serif" fo:font-weight="bold" officeooo:rsid="00368a26" officeooo:paragraph-rsid="00583ac1" style:font-weight-asian="bold" style:font-weight-complex="bold"/>
    </style:style>
    <style:style style:name="P48" style:family="paragraph" style:parent-style-name="Standard">
      <style:text-properties fo:color="#3465a4" loext:opacity="100%" style:font-name="Liberation Serif" fo:font-weight="bold" officeooo:rsid="00368a26" officeooo:paragraph-rsid="003cc7e9" style:font-weight-asian="bold" style:font-weight-complex="bold"/>
    </style:style>
    <style:style style:name="P49" style:family="paragraph" style:parent-style-name="Standard" style:list-style-name="L1">
      <style:text-properties officeooo:rsid="00525405" officeooo:paragraph-rsid="00583ac1"/>
    </style:style>
    <style:style style:name="P50" style:family="paragraph" style:parent-style-name="Standard" style:list-style-name="L1">
      <style:text-properties style:font-name="Liberation Serif" officeooo:rsid="00368a26" officeooo:paragraph-rsid="00583ac1"/>
    </style:style>
    <style:style style:name="P51" style:family="paragraph" style:parent-style-name="Standard" style:list-style-name="L1">
      <style:text-properties style:font-name="Liberation Serif" officeooo:rsid="00368a26" officeooo:paragraph-rsid="003cc7e9"/>
    </style:style>
    <style:style style:name="P52" style:family="paragraph" style:parent-style-name="Standard">
      <style:text-properties style:font-name="Liberation Serif" officeooo:rsid="00368a26" officeooo:paragraph-rsid="00583ac1"/>
    </style:style>
    <style:style style:name="P53" style:family="paragraph" style:parent-style-name="Standard">
      <style:text-properties style:font-name="Liberation Serif" officeooo:rsid="00368a26" officeooo:paragraph-rsid="003cc7e9"/>
    </style:style>
    <style:style style:name="P54" style:family="paragraph" style:parent-style-name="Standard" style:list-style-name="L1">
      <style:text-properties officeooo:rsid="003cc7e9" officeooo:paragraph-rsid="003cc7e9"/>
    </style:style>
    <style:style style:name="P55" style:family="paragraph" style:parent-style-name="Standard">
      <style:text-properties officeooo:rsid="004a6ebf" officeooo:paragraph-rsid="00479327"/>
    </style:style>
    <style:style style:name="P56" style:family="paragraph" style:parent-style-name="Standard">
      <style:text-properties officeooo:rsid="004be661" officeooo:paragraph-rsid="004be661"/>
    </style:style>
    <style:style style:name="P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1256e"/>
    </style:style>
    <style:style style:name="T3" style:family="text">
      <style:text-properties style:font-name="Liberation Serif" officeooo:rsid="00368a26"/>
    </style:style>
    <style:style style:name="T4" style:family="text">
      <style:text-properties officeooo:rsid="002f579b"/>
    </style:style>
    <style:style style:name="T5" style:family="text">
      <style:text-properties officeooo:rsid="00349930"/>
    </style:style>
    <style:style style:name="T6" style:family="text">
      <style:text-properties officeooo:rsid="00369b94"/>
    </style:style>
    <style:style style:name="T7" style:family="text">
      <style:text-properties officeooo:rsid="0032f096"/>
    </style:style>
    <style:style style:name="T8" style:family="text">
      <style:text-properties officeooo:rsid="003ed672"/>
    </style:style>
    <style:style style:name="T9" style:family="text">
      <style:text-properties officeooo:rsid="003fe931"/>
    </style:style>
    <style:style style:name="T10" style:family="text">
      <style:text-properties officeooo:rsid="0040272a"/>
    </style:style>
    <style:style style:name="T11" style:family="text">
      <style:text-properties officeooo:rsid="00453d75"/>
    </style:style>
    <style:style style:name="T12" style:family="text">
      <style:text-properties officeooo:rsid="004a796b"/>
    </style:style>
    <style:style style:name="T13" style:family="text">
      <style:text-properties officeooo:rsid="004bf9bc"/>
    </style:style>
    <style:style style:name="T14" style:family="text">
      <style:text-properties officeooo:rsid="004c18a7"/>
    </style:style>
    <style:style style:name="T15" style:family="text">
      <style:text-properties officeooo:rsid="004d712a"/>
    </style:style>
    <style:style style:name="T16" style:family="text">
      <style:text-properties fo:color="#2a6099" loext:opacity="100%" fo:font-weight="bold" style:font-weight-asian="bold" style:font-weight-complex="bold"/>
    </style:style>
    <style:style style:name="T17" style:family="text">
      <style:text-properties fo:color="#2a6099" loext:opacity="100%" fo:font-weight="bold" officeooo:rsid="004ed41c" style:font-weight-asian="bold" style:font-weight-complex="bold"/>
    </style:style>
    <style:style style:name="T18" style:family="text">
      <style:text-properties fo:color="#2a6099" loext:opacity="100%" fo:font-weight="bold" officeooo:rsid="005b8e37" style:font-weight-asian="bold" style:font-weight-complex="bold"/>
    </style:style>
    <style:style style:name="T19" style:family="text">
      <style:text-properties fo:color="#3465a4" loext:opacity="100%"/>
    </style:style>
    <style:style style:name="T20" style:family="text">
      <style:text-properties fo:color="#3465a4" loext:opacity="100%" fo:font-weight="bold" style:font-weight-asian="bold" style:font-weight-complex="bold"/>
    </style:style>
    <style:style style:name="T21" style:family="text">
      <style:text-properties fo:color="#3465a4" loext:opacity="100%" style:font-name="Liberation Serif" fo:font-weight="bold" officeooo:rsid="00368a26" style:font-weight-asian="bold" style:font-weight-complex="bold"/>
    </style:style>
    <style:style style:name="T22" style:family="text">
      <style:text-properties fo:color="#3465a4" loext:opacity="100%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3465a4" loext:opacity="100%" style:font-name="Liberation Serif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3465a4" loext:opacity="100%" style:font-name="Liberation Serif" fo:font-size="12pt" style:font-size-asian="12pt" style:font-size-complex="12pt"/>
    </style:style>
    <style:style style:name="T25" style:family="text">
      <style:text-properties fo:color="#3465a4" loext:opacity="100%" style:font-name="Liberation Serif" fo:font-weight="bold" style:font-weight-asian="bold" style:font-weight-complex="bold"/>
    </style:style>
    <style:style style:name="T26" style:family="text"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PT Serif" fo:font-size="12.75pt" fo:letter-spacing="normal" fo:font-style="normal"/>
    </style:style>
    <style:style style:name="T28" style:family="text">
      <style:text-properties fo:font-variant="normal" fo:text-transform="none" fo:color="#000000" loext:opacity="100%" style:font-name="PT Serif" fo:font-size="12.75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PT Serif" fo:font-size="12.75pt" fo:letter-spacing="normal" fo:font-style="normal" fo:font-weight="normal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PT Serif" fo:font-size="12.7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5a8c" loext:opacity="100%" style:text-line-through-style="none" style:text-line-through-type="none" style:font-name="PT Serif" fo:font-size="12.75pt" fo:letter-spacing="normal" fo:font-style="normal" style:text-underline-style="none" fo:font-weight="bold" style:text-blinking="false" loext:padding="0cm" loext:border="none"/>
    </style:style>
    <style:style style:name="T33" style:family="text">
      <style:text-properties fo:font-variant="normal" fo:text-transform="none" fo:color="#005a8c" loext:opacity="100%" style:text-line-through-style="none" style:text-line-through-type="none" style:font-name="PT Serif" fo:font-size="12.7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34" style:family="text">
      <style:text-properties fo:font-variant="normal" fo:text-transform="none" fo:color="#005a8c" loext:opacity="100%" style:text-line-through-style="none" style:text-line-through-type="none" style:font-name="PT Serif" fo:font-size="12.75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35" style:family="text">
      <style:text-properties fo:font-variant="normal" fo:text-transform="none" fo:color="#005a8c" loext:opacity="100%" style:text-line-through-style="none" style:text-line-through-type="none" style:font-name="PT Serif" fo:font-size="12.75pt" fo:letter-spacing="normal" fo:font-style="normal" style:text-underline-style="none" style:text-blinking="false" loext:padding="0cm" loext:border="none"/>
    </style:style>
    <style:style style:name="T36" style:family="text">
      <style:text-properties fo:font-variant="normal" fo:text-transform="none" fo:color="#005a8c" loext:opacity="100%" style:font-name="PT Serif" fo:font-size="12.75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font-name="PT Serif" fo:font-size="12.7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style:font-name="PT Serif" fo:font-size="12.75pt" fo:letter-spacing="normal" fo:font-style="normal" fo:font-weight="normal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PT Serif" fo:font-size="12.75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PT Serif" fo:font-size="12.7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41" style:family="text">
      <style:text-properties fo:font-variant="normal" fo:text-transform="none" style:text-line-through-style="none" style:text-line-through-type="none" style:font-name="PT Serif" fo:font-size="12.75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3465a4" loext:opacity="100%" style:font-name="PT Serif" fo:font-size="12.75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3465a4" loext:opacity="100%" style:font-name="PT Serif" fo:font-size="12.75pt" fo:letter-spacing="normal" fo:font-style="normal" fo:font-weight="normal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3465a4" loext:opacity="100%" style:font-name="PT Serif" fo:font-size="12.75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45" style:family="text">
      <style:text-properties fo:font-variant="normal" fo:text-transform="none" fo:color="#3465a4" loext:opacity="100%" style:font-name="PT Serif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3465a4" loext:opacity="100%" style:font-name="PT Serif" fo:letter-spacing="normal" fo:font-style="normal" fo:font-weight="normal" style:font-weight-asian="bold" style:font-weight-complex="bold"/>
    </style:style>
    <style:style style:name="T47" style:family="text">
      <style:text-properties fo:font-variant="normal" fo:text-transform="none" fo:color="#3465a4" loext:opacity="100%" style:font-name="PT Serif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48" style:family="text">
      <style:text-properties fo:font-variant="normal" fo:text-transform="none" fo:color="#3465a4" loext:opacity="100%" style:font-name="PT Serif" fo:font-size="12pt" fo:letter-spacing="normal" fo:font-style="normal" fo:font-weight="bol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3465a4" loext:opacity="100%" style:font-name="PT Serif" fo:font-size="12pt" fo:letter-spacing="normal" fo:font-style="normal" fo:font-weight="normal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3465a4" loext:opacity="100%" style:font-name="PT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3465a4" loext:opacity="100%" style:text-line-through-style="none" style:text-line-through-type="none" style:font-name="PT Serif" fo:font-size="12.75pt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52" style:family="text">
      <style:text-properties fo:font-variant="normal" fo:text-transform="none" fo:color="#3465a4" loext:opacity="100%" style:text-line-through-style="none" style:text-line-through-type="none" style:font-name="PT Serif" fo:font-size="12.75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53" style:family="text">
      <style:text-properties fo:font-variant="normal" fo:text-transform="none" fo:color="#3465a4" loext:opacity="100%" style:text-line-through-style="none" style:text-line-through-type="none" style:font-name="PT Serif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54" style:family="text">
      <style:text-properties fo:font-variant="normal" fo:text-transform="none" fo:color="#3465a4" loext:opacity="100%" style:text-line-through-style="none" style:text-line-through-type="none" style:font-name="PT Serif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55" style:family="text">
      <style:text-properties fo:font-variant="normal" fo:text-transform="none" fo:color="#3465a4" loext:opacity="100%" style:text-line-through-style="none" style:text-line-through-type="none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56" style:family="text">
      <style:text-properties fo:font-variant="normal" fo:text-transform="none" fo:color="#3465a4" loext:opacity="100%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57" style:family="text">
      <style:text-properties fo:font-variant="normal" fo:text-transform="none" fo:color="#3465a4" loext:opacity="100%" style:text-line-through-style="none" style:text-line-through-type="none" style:font-name="Liberation Serif" fo:font-size="12pt" fo:letter-spacing="normal" fo:font-style="normal" style:text-underline-style="none" style:text-blinking="false" style:font-size-asian="12pt" style:font-size-complex="12pt" loext:padding="0cm" loext:border="none"/>
    </style:style>
    <style:style style:name="T58" style:family="text">
      <style:text-properties fo:font-variant="normal" fo:text-transform="none" fo:color="#3465a4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3465a4" loext:opacity="100%" fo:font-size="12pt" fo:letter-spacing="normal" fo:font-style="normal" fo:font-weight="normal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3465a4" loext:opacity="100%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61" style:family="text">
      <style:text-properties fo:font-variant="normal" fo:text-transform="none" fo:color="#3465a4" loext:opacity="100%" fo:font-size="12pt" fo:letter-spacing="normal" fo:font-weight="bold" style:font-size-asian="12pt" style:font-weight-asian="bold" style:font-size-complex="12pt" style:font-weight-complex="bold"/>
    </style:style>
    <style:style style:name="T62" style:family="text">
      <style:text-properties fo:font-variant="normal" fo:text-transform="none" fo:color="#3465a4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3" style:family="text">
      <style:text-properties fo:font-variant="normal" fo:text-transform="none" fo:color="#3465a4" loext:opacity="100%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3465a4" loext:opacity="100%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loext:padding="0cm" loext:border="none"/>
    </style:style>
    <style:style style:name="T65" style:family="text">
      <style:text-properties fo:font-variant="normal" fo:text-transform="none" fo:color="#3465a4" loext:opacity="100%" style:font-name="Liberation Serif" fo:font-size="12pt" fo:letter-spacing="normal" fo:font-style="normal" style:text-underline-style="solid" style:text-underline-width="auto" style:text-underline-color="font-color" style:font-size-asian="12pt" style:font-size-complex="12pt" loext:padding="0cm" loext:border="none"/>
    </style:style>
    <style:style style:name="T66" style:family="text">
      <style:text-properties fo:font-variant="normal" fo:text-transform="none" fo:color="#3465a4" loext:opacity="100%" style:font-name="Liberation Serif" fo:font-size="12pt" fo:letter-spacing="normal" fo:font-style="normal" style:font-size-asian="12pt" style:font-size-complex="12pt"/>
    </style:style>
    <style:style style:name="T67" style:family="text">
      <style:text-properties fo:font-variant="normal" fo:text-transform="none" fo:color="#3465a4" loext:opacity="100%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3465a4" loext:opacity="100%" style:font-name="Liberation Serif" fo:font-size="12pt" fo:letter-spacing="normal" style:font-size-asian="12pt" style:font-size-complex="12pt"/>
    </style:style>
    <style:style style:name="T69" style:family="text">
      <style:text-properties fo:font-variant="normal" fo:text-transform="none" fo:color="#3465a4" loext:opacity="100%" style:font-name="Liberation Serif" fo:letter-spacing="normal" fo:font-weight="bold" style:font-weight-asian="bold" style:font-weight-complex="bold"/>
    </style:style>
    <style:style style:name="T70" style:family="text">
      <style:text-properties fo:font-variant="normal" fo:text-transform="none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71" style:family="text">
      <style:text-properties officeooo:rsid="005b8e37"/>
    </style:style>
    <style:style style:name="T72" style:family="text">
      <style:text-properties officeooo:rsid="005d363a"/>
    </style:style>
    <style:style style:name="T7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Liberation Serif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5. <text:s/>Criptografía.</text:p>
      <text:p text:style-name="P2"/>
      <text:p text:style-name="Title"><text:span text:style-name="T1">Título:</text:span> <text:span text:style-name="T6">Funciones hash.</text:span></text:p>
      <text:p text:style-name="Standard"/>
      <text:p text:style-name="Standard"/>
      <text:p text:style-name="P34"><text:bookmark-start text:name="__RefHeading___Toc551_3412690836"/><text:span text:style-name="T1">Alumno</text:span>: <text:span text:style-name="T11">Carla García Parra</text:span><text:bookmark-end text:name="__RefHeading___Toc551_3412690836"/></text:p>
      <text:p text:style-name="P5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1"><text:a xlink:type="simple" xlink:href="#__RefHeading___Toc75_569027509" text:style-name="Index_20_Link" text:visited-style-name="Index_20_Link">Objetivo.<text:tab/>2</text:a></text:p>
          <text:p text:style-name="P31"><text:a xlink:type="simple" xlink:href="#__RefHeading___Toc191_569027509" text:style-name="Index_20_Link" text:visited-style-name="Index_20_Link">Fuentes bibliográficas.<text:tab/>2</text:a></text:p>
          <text:p text:style-name="P31"><text:a xlink:type="simple" xlink:href="#__RefHeading___Toc181_569027509" text:style-name="Index_20_Link" text:visited-style-name="Index_20_Link">Material necesario.<text:tab/>2</text:a></text:p>
          <text:p text:style-name="P31"><text:a xlink:type="simple" xlink:href="#__RefHeading___Toc187_569027509" text:style-name="Index_20_Link" text:visited-style-name="Index_20_Link">Dificultades e imposibles.<text:tab/>2</text:a></text:p>
          <text:p text:style-name="P31"><text:a xlink:type="simple" xlink:href="#__RefHeading___Toc158_1196370291" text:style-name="Index_20_Link" text:visited-style-name="Index_20_Link">Cuestiones.<text:tab/>2</text:a></text:p>
          <text:p text:style-name="P31"><text:a xlink:type="simple" xlink:href="#__RefHeading___Toc305_569027509" text:style-name="Index_20_Link" text:visited-style-name="Index_20_Link">Investigación.<text:tab/>3</text:a></text:p>
          <text:p text:style-name="P31"><text:a xlink:type="simple" xlink:href="#__RefHeading___Toc183_569027509" text:style-name="Index_20_Link" text:visited-style-name="Index_20_Link">Realización y resultados.<text:tab/>3</text:a></text:p>
        </text:index-body>
      </text:table-of-content>
      <text:p text:style-name="Standard"/>
      <text:h text:style-name="P37" text:outline-level="1"><text:bookmark-start text:name="__RefHeading___Toc75_569027509"/><text:span text:style-name="T1">Objetivo</text:span>.<text:bookmark-end text:name="__RefHeading___Toc75_569027509"/></text:h>
      <text:p text:style-name="Standard"><text:tab/>Calcular y verificar la función resumen (hash de un fichero) de forma manual y automática. Se utilizará un fichero de texto y se verificará . Posteriormente se modificará el fichero y se comprobará que el hash no coincide.</text:p>
      <text:p text:style-name="Standard"/>
      <text:p text:style-name="Standard"><text:tab/><text:span text:style-name="T4">También se utilizarán las funciones hash para verificar la integridad de una descarga .</text:span></text:p>
      <text:p text:style-name="P8">El servidor Apache .<text:tab/><text:tab/><text:tab/><text:tab/><text:a xlink:type="simple" xlink:href="https://httpd.apache.org/download.cgi#verify" text:style-name="Internet_20_link" text:visited-style-name="Visited_20_Internet_20_Link">https://httpd.apache.org/download.cgi</text:a></text:p>
      <text:p text:style-name="P8">La interfaz de desarrollo java Netbeans<text:tab/><text:a xlink:type="simple" xlink:href="https://netbeans.org/downloads/" text:style-name="Internet_20_link" text:visited-style-name="Visited_20_Internet_20_Link">https://netbeans.org/downloads/</text:a></text:p>
      <text:p text:style-name="P8">El mapeador de redes nmap<text:tab/><text:tab/><text:tab/><text:a xlink:type="simple" xlink:href="https://nmap.org/book/install.html#inst-integrity" text:style-name="Internet_20_link" text:visited-style-name="Visited_20_Internet_20_Link">https://nmap.org/book/install.html#inst-integrity</text:a></text:p>
      <text:p text:style-name="P8">El analizador de tráfico<text:tab/><text:tab/><text:tab/><text:a xlink:type="simple" xlink:href="https://www.wireshark.org/download.html" text:style-name="Internet_20_link" text:visited-style-name="Visited_20_Internet_20_Link">https://www.wireshark.org/download.html</text:a></text:p>
      <text:p text:style-name="P32">El procesador de textos openoffice<text:tab/><text:tab/><text:a xlink:type="simple" xlink:href="https://www.openoffice.org/download/checksums.html" text:style-name="Internet_20_link" text:visited-style-name="Visited_20_Internet_20_Link"><text:span text:style-name="T3">https://www.openoffice.org/download/checksums.html</text:span></text:a><text:span text:style-name="T3"> </text:span></text:p>
      <text:p text:style-name="P33">Oracle VirtualBox<text:tab/><text:tab/><text:tab/><text:tab/><text:a xlink:type="simple" xlink:href="https://www.virtualbox.org/wiki/Downloads" text:style-name="Internet_20_link" text:visited-style-name="Visited_20_Internet_20_Link">https://www.virtualbox.org/wiki/Downloads</text:a></text:p>
      <text:p text:style-name="P33"/>
      <text:p text:style-name="Standard"/>
      <text:h text:style-name="Heading_20_1" text:outline-level="1"><text:bookmark-start text:name="__RefHeading___Toc191_569027509"/><text:span text:style-name="T1">Fuentes bibliográficas</text:span>.<text:bookmark-end text:name="__RefHeading___Toc191_569027509"/></text:h>
      <text:p text:style-name="Standard">Enlaces a las fuentes documentales. </text:p>
      <text:p text:style-name="P6"><text:a xlink:type="simple" xlink:href="https://www.redeszone.net/2010/11/09/criptografia-algoritmos-de-autenticacion-hash/" text:style-name="Internet_20_link" text:visited-style-name="Visited_20_Internet_20_Link"><text:span text:style-name="T2">https://www.redeszone.net/2010/11/09/criptografia-algoritmos-de-autenticacion-hash/</text:span></text:a><text:span text:style-name="T2"> </text:span></text:p>
      <text:p text:style-name="P9"><text:a xlink:type="simple" xlink:href="https://www.maketecheasier.com/check-sha1-sha256-sha512-hashes-on-linux/" text:style-name="Internet_20_link" text:visited-style-name="Visited_20_Internet_20_Link">https://www.maketecheasier.com/check-sha1-sha256-sha512-hashes-on-linux/</text:a></text:p>
      <text:p text:style-name="P10"><text:a xlink:type="simple" xlink:href="https://www.redeszone.net/2016/07/09/descubre-los-mejores-mas-seguros-algoritmos-hash-conoce-los-no-recomendables-hoy-dia/?utm_source=related_posts&amp;utm_medium=widget" text:style-name="Internet_20_link" text:visited-style-name="Visited_20_Internet_20_Link">https://www.redeszone.net/2016/07/09/descubre-los-mejores-mas-seguros-algoritmos-hash-conoce-los-no-recomendables-hoy-dia/?utm_source=related_posts&amp;utm_medium=widget</text:a></text:p>
      <text:p text:style-name="P10"/>
      <text:p text:style-name="P10">juicio crítico</text:p>
      <text:p text:style-name="P10"><text:a xlink:type="simple" xlink:href="https://pthree.org/2016/06/28/lets-talk-password-hashing/" text:style-name="Internet_20_link" text:visited-style-name="Visited_20_Internet_20_Link">https://pthree.org/2016/06/28/lets-talk-password-hashing/</text:a></text:p>
      <text:p text:style-name="P10"/>
      <text:p text:style-name="P11">Algunas utilidades para el cálculo de hashes :</text:p>
      <text:p text:style-name="P11"><text:a xlink:type="simple" xlink:href="https://www.blq-software.com/FileChecksumUtility/index-EN.html" text:style-name="Internet_20_link" text:visited-style-name="Visited_20_Internet_20_Link">https://www.blq-software.com/FileChecksumUtility/index-EN.html</text:a></text:p>
      <text:p text:style-name="P11"><text:a xlink:type="simple" xlink:href="https://www.softzone.es/2017/05/06/generar-hash-archivos-file-checksum-utility/" text:style-name="Internet_20_link" text:visited-style-name="Visited_20_Internet_20_Link">https://www.softzone.es/2017/05/06/generar-hash-archivos-file-checksum-utility/</text:a></text:p>
      <text:p text:style-name="P11"><text:a xlink:type="simple" xlink:href="http://www.winmd5.com/" text:style-name="Internet_20_link" text:visited-style-name="Visited_20_Internet_20_Link">http://www.winmd5.com/</text:a></text:p>
      <text:p text:style-name="P11"/>
      <text:h text:style-name="Heading_20_1" text:outline-level="1"><text:bookmark-start text:name="__RefHeading___Toc181_569027509"/><text:span text:style-name="T1">Material necesario</text:span>.<text:bookmark-end text:name="__RefHeading___Toc181_569027509"/></text:h>
      <text:p text:style-name="P25">Todo lo realizado en la práctica ha sido desde Ubuntu 20 (virtualbox) y programa VokoScreen desde Windows 10</text:p>
      <text:p text:style-name="Standard"/>
      <text:h text:style-name="Heading_20_1" text:outline-level="1"><text:bookmark-start text:name="__RefHeading___Toc187_569027509"/><text:span text:style-name="T1">Dificultades e imposibles</text:span>.<text:bookmark-end text:name="__RefHeading___Toc187_569027509"/></text:h>
      <text:p text:style-name="P15"><text:tab/><text:tab/>– <text:span text:style-name="T9">obligatorio – </text:span></text:p>
      <text:p text:style-name="P14"><text:tab/>Indicar si:</text:p>
      <text:p text:style-name="P36">No han habido dificultades</text:p>
      <text:p text:style-name="P35">Dificultades encontradas y solucionadas</text:p>
      <text:p text:style-name="P35">Dificultades encontradas y no solucionadas.</text:p>
      <text:p text:style-name="Standard"><text:tab/></text:p>
      <text:h text:style-name="Heading_20_1" text:outline-level="1"><text:bookmark-start text:name="__RefHeading___Toc158_1196370291"/><text:span text:style-name="T1">Cuestiones</text:span>.<text:bookmark-end text:name="__RefHeading___Toc158_1196370291"/></text:h>
      <text:p text:style-name="Standard"><text:tab/>Si las hay en el enunciado del libro <text:span text:style-name="T10">o bien han surgido durante la realización de la práctica.</text:span></text:p>
      <text:h text:style-name="Heading_20_1" text:outline-level="1"><text:bookmark-start text:name="__RefHeading___Toc305_569027509"/><text:soft-page-break/><text:span text:style-name="T1">Investigación</text:span>.<text:bookmark-end text:name="__RefHeading___Toc305_569027509"/></text:h>
      <text:p text:style-name="P15"><text:tab/>Qué se podría haber hecho y no se ha hecho. </text:p>
      <text:p text:style-name="P15"><text:tab/>Qué novedades han surgido que nos interesan.</text:p>
      <text:p text:style-name="P12"/>
      <text:p text:style-name="P13">Echad un vistazo a este artículo que habla de la utilización de las funciones hash en criptomonedas <text:s/>y haced un resumen de 5 líneas .</text:p>
      <text:p text:style-name="Standard"><text:a xlink:type="simple" xlink:href="https://www.oroyfinanzas.com/2014/01/aplicacion-funciones-hash-unidireccionales-bitcoin/" text:style-name="Internet_20_link" text:visited-style-name="Visited_20_Internet_20_Link">https://www.oroyfinanzas.com/2014/01/aplicacion-funciones-hash-unidireccionales-bitcoin/</text:a></text:p>
      <text:p text:style-name="Standard"/>
      <text:p text:style-name="P57"><text:span text:style-name="T62">En criptografía a este tipo de funciones que generan resúmenes se les denomina funciones hash. Son funciones que convierten una cantidad de bits de tamaño arbitrario a un conjunto reducido de </text:span><text:a xlink:type="simple" xlink:href="http://www.oroyfinanzas.com/2014/01/que-significa-bit-tamano-longitud-clave-criptografica/" text:style-name="Internet_20_link" text:visited-style-name="Visited_20_Internet_20_Link"><text:span text:style-name="T56">bits denominado resumen, típicamente 128 ó 160 bits</text:span></text:a><text:span text:style-name="T62">.</text:span><text:span text:style-name="T23"> </text:span></text:p>
      <text:p text:style-name="P57"><text:span text:style-name="T23"><text:s/>los algoritmos estándar de funciones hash desarrollados y utilizados desde la década de los 90, como MD5 o SHA-1, hoy en día o están rotos o significativamente amenazados. Bitcoin no se basa en ninguno de ellos porque utiliza SHA-256 como función hash principal y ECDSA junto a RIPEMD-160 en el proceso de creación de direcciones.</text:span></text:p>
      <text:p text:style-name="Standard"/>
      <text:h text:style-name="Heading_20_1" text:outline-level="1"><text:bookmark-start text:name="__RefHeading___Toc183_569027509"/><text:span text:style-name="T1">Realización y resultados</text:span>.<text:bookmark-end text:name="__RefHeading___Toc183_569027509"/></text:h>
      <text:p text:style-name="Standard"><text:tab/> Procedimiento y pasos realizados. Resultados obtenidos. <text:tab/>– obligatorio –</text:p>
      <text:p text:style-name="P7"/>
      <text:list xml:id="list2610201367" text:style-name="L1">
        <text:list-item>
          <text:p text:style-name="P38"><text:span text:style-name="T7">Leed el artículo del enlace <text:s/><text:tab/></text:span><text:a xlink:type="simple" xlink:href="https://www.redeszone.net/2010/11/09/criptografia-algoritmos-de-autenticacion-hash/" text:style-name="Internet_20_link" text:visited-style-name="Visited_20_Internet_20_Link"><text:span text:style-name="T7">https://www.redeszone.net/2010/11/09/criptografia-algoritmos-</text:span></text:a><text:a xlink:type="simple" xlink:href="https://www.redeszone.net/2010/11/09/criptografia-algoritmos-de-autenticacion-hash/" text:style-name="Internet_20_link" text:visited-style-name="Visited_20_Internet_20_Link"><text:span text:style-name="T7">de-autenticacion-hash/</text:span></text:a><text:span text:style-name="T7"> <text:s/>para conocer las funciones hash que hay . <text:s/>Haced un resumen .</text:span></text:p>
        </text:list-item>
      </text:list>
      <text:p text:style-name="P3"/>
      <text:p text:style-name="P22">Un hash es un algoritmo matemático que lo que hace es transformar cualquier dato que entra en una serie de caracteres de salida, con una longitud <text:s/>de salida fija, esta longitud tiene que ser la misma aunque el tamaño de los datos de entrada cambien. </text:p>
      <text:p text:style-name="P22">Se utilizan para proteger las contraseñas y no guardarlas en texto claro de una base de datos.</text:p>
      <text:p text:style-name="P55"><text:span text:style-name="T18">A</text:span><text:span text:style-name="T16">l aplicar hash a las contraseñas, ya sea para almacenarlas en el disco o para crear claves de cifrado, se deben utilizar criptográficas basadas en contraseñas, diseñadas específicamente para el problema a tratar. No se deben utilizar funciones hash de propósito general de ningún tipo, debido a su velocidad. Además, no deberían implementar su propio algoritmo de «estiramiento de claves», como el hash recursivo de su resumen de contraseña y salida adicional.</text:span></text:p>
      <text:p text:style-name="P16"/>
      <text:list xml:id="list162748367774847" text:continue-numbering="true" text:style-name="L1">
        <text:list-item>
          <text:p text:style-name="P40">Cómo calcular los hashes en Ubuntu <text:a xlink:type="simple" xlink:href="https://www.maketecheasier.com/check-sha1-sha256-sha512-hashes-on-linux/" text:style-name="Internet_20_link" text:visited-style-name="Visited_20_Internet_20_Link">https://www.maketecheasier.com/check-sha1-sha256-sha512-hashes-on-linux/</text:a> .</text:p>
          <text:p text:style-name="P40"/>
        </text:list-item>
      </text:list>
      <text:p text:style-name="P44"><text:tab/>gtkhash</text:p>
      <text:p text:style-name="P44"><text:tab/>md5sum documento documento_copia &gt; documento_final</text:p>
      <text:list xml:id="list162746787527411" text:continue-numbering="true" text:style-name="L1">
        <text:list-header>
          <text:p text:style-name="P45">md5sum documento documento_copia &gt; documento_final</text:p>
          <text:p text:style-name="P40"/>
        </text:list-header>
        <text:list-item>
          <text:p text:style-name="P40">Usad md5 para calcular y verificar el hash de un fichero. ¿ Qué procedimiento de verificación utilizas ? , descríbelo .</text:p>
        </text:list-item>
      </text:list>
      <text:p text:style-name="P9"/>
      <text:p text:style-name="P19">-md5sum documento &gt; documento_final</text:p>
      <text:p text:style-name="P19">-md5sum -c documento_final</text:p>
      <text:p text:style-name="P19"/>
      <text:p text:style-name="P20">He utilizado el comando md5sum para crear el md5 del fichero y la salida de ese comando la metí en un numero documento para comprobar la integridad de ese hash con el mismo documento utilizando el parámetro -c</text:p>
      <text:p text:style-name="P23"><text:soft-page-break/><text:span text:style-name="T16">Necesitamos que los documentos estén la misma ubicación </text:span><text:span text:style-name="T17">para que la comprobación pueda funcionar</text:span></text:p>
      <text:list xml:id="list162747868688967" text:continue-numbering="true" text:style-name="L1">
        <text:list-header>
          <text:p text:style-name="P40"/>
        </text:list-header>
        <text:list-item>
          <text:p text:style-name="P40">Idem pero la verificación ha de hacerse automáticament<text:span text:style-name="T12">e</text:span></text:p>
        </text:list-item>
      </text:list>
      <text:p text:style-name="P18">-md5sum -c documento documento_<text:span text:style-name="T72">final</text:span></text:p>
      <text:p text:style-name="P18">Utilizamos el comando -md5sum -c hash para verificar automáticamente</text:p>
      <text:p text:style-name="P56"><text:span text:style-name="T16">Necesitamos añadir los dos ficheros en uno, en el comando md5sum y utilizar el parámetro -c del comando para que se realice su comprobación</text:span></text:p>
      <text:p text:style-name="P17"/>
      <text:list xml:id="list162746341823225" text:continue-numbering="true" text:style-name="L1">
        <text:list-header>
          <text:p text:style-name="P40">Verifica la integridad de las siguientes descargas <text:span text:style-name="T5">( hay varios algoritmos ) </text:span>:</text:p>
        </text:list-header>
        <text:list-item>
          <text:p text:style-name="P39">El servidor Apache .<text:tab/><text:tab/><text:tab/><text:tab/><text:a xlink:type="simple" xlink:href="https://httpd.apache.org/download.cgi" text:style-name="Internet_20_link" text:visited-style-name="Visited_20_Internet_20_Link">https://httpd.apache.org/download.cgi</text:a></text:p>
          <text:p text:style-name="P39"/>
        </text:list-item>
      </text:list>
      <text:p text:style-name="P4"><text:tab/><text:span text:style-name="T19">sha256sum httpd-2.4.51.tar.bz2 &gt; apache</text:span></text:p>
      <text:p text:style-name="P28"><text:tab/>sha256sum -c apache</text:p>
      <text:p text:style-name="P28"/>
      <text:p text:style-name="P28"><text:tab/>sha512sum httpd-2.4.51.tar.bz2 &gt; apache2</text:p>
      <text:p text:style-name="P28"><text:tab/>sha512sum -c apache2</text:p>
      <text:p text:style-name="P24"/>
      <text:p text:style-name="P24"/>
      <text:list xml:id="list162747179385079" text:continue-numbering="true" text:style-name="L1">
        <text:list-item>
          <text:p text:style-name="P39">La interfaz de desarrollo java Netbeans<text:tab/><text:a xlink:type="simple" xlink:href="https://netbeans.org/downloads/" text:style-name="Internet_20_link" text:visited-style-name="Visited_20_Internet_20_Link">https://netbeans.org/downloads/</text:a></text:p>
          <text:p text:style-name="P39"/>
        </text:list-item>
      </text:list>
      <text:p text:style-name="P30"><text:tab/><text:span text:style-name="T1">sha512sum netbeans-12.5-source.zip &gt; netbeans</text:span></text:p>
      <text:p text:style-name="P28"><text:tab/>sha512sum -c netbeans</text:p>
      <text:p text:style-name="P4"><text:tab/></text:p>
      <text:list xml:id="list162747889310906" text:continue-numbering="true" text:style-name="L1">
        <text:list-item>
          <text:p text:style-name="P39">El mapeador de redes nmap<text:tab/><text:tab/><text:tab/><text:a xlink:type="simple" xlink:href="https://nmap.org/book/install.html#inst-integrity" text:style-name="Internet_20_link" text:visited-style-name="Visited_20_Internet_20_Link">https://nmap.org/book/install.html#inst-integrity</text:a></text:p>
        </text:list-item>
      </text:list>
      <text:p text:style-name="P24"/>
      <text:p text:style-name="P24"><text:tab/><text:span text:style-name="T20">md5sum nmap-7.92.tar.bz2 &gt; mdnmap</text:span></text:p>
      <text:p text:style-name="P28"><text:tab/>sha1sum nmap-7.92.tar.bz2 &gt; sha1nmap</text:p>
      <text:p text:style-name="P28"><text:tab/>sha224sum nmap-7.92.tar.bz2 &gt; sha224nmap</text:p>
      <text:p text:style-name="P28"><text:tab/>sha256sum nmap-7.92.tar.bz2 &gt; sha256nmap</text:p>
      <text:p text:style-name="P28"><text:tab/>sha384sum nmap-7.92.tar.bz2 &gt; sha384nmap</text:p>
      <text:p text:style-name="P28"><text:tab/>sha512sum nmap-7.92.tar.bz2 &gt; sha512nmap</text:p>
      <text:p text:style-name="P28"/>
      <text:p text:style-name="P28"><text:tab/>md5sum -c mdnmap </text:p>
      <text:p text:style-name="P28"><text:tab/>sha1sum -c sha1nmap</text:p>
      <text:p text:style-name="P29"><text:tab/><text:span text:style-name="T1">sha224sum -c sha224nmap</text:span></text:p>
      <text:p text:style-name="P42"><text:tab/>sha256sum -c sha256nmap <text:s/></text:p>
      <text:p text:style-name="P42"><text:tab/>sha384sum -c sha384nmap</text:p>
      <text:p text:style-name="P42"><text:tab/>sha512sum -c sha512nmap </text:p>
      <text:p text:style-name="P27"/>
      <text:list xml:id="list162746606847872" text:continue-numbering="true" text:style-name="L1">
        <text:list-item>
          <text:p text:style-name="P39">El analizador de tráfico<text:tab/><text:tab/><text:tab/><text:a xlink:type="simple" xlink:href="https://www.wireshark.org/download.html" text:style-name="Internet_20_link" text:visited-style-name="Visited_20_Internet_20_Link">https://www.wireshark.org/download.html</text:a></text:p>
        </text:list-item>
      </text:list>
      <text:p text:style-name="P24"><text:tab/></text:p>
      <text:p text:style-name="P24"><text:tab/><text:span text:style-name="T20">sha256sum Wireshark-win64-3.4.9.exe &gt; wire256</text:span></text:p>
      <text:p text:style-name="P28"><text:tab/>sha1sum Wireshark-win64-3.4.9.exe &gt; wire1</text:p>
      <text:p text:style-name="P28"/>
      <text:p text:style-name="P28"><text:tab/>sha256sum -c wire256 </text:p>
      <text:p text:style-name="P28"><text:tab/>sha1sum -c wire1 </text:p>
      <text:p text:style-name="P24"/>
      <text:list xml:id="list162746416727522" text:continue-numbering="true" text:style-name="L1">
        <text:list-item>
          <text:p text:style-name="P49">El procesador de textos openoffice <text:a xlink:type="simple" xlink:href="https://www.openoffice.org/download/checksums.html" text:style-name="Internet_20_link" text:visited-style-name="Visited_20_Internet_20_Link"><text:span text:style-name="T3">https://www.openoffice.org/download/checksums.html</text:span></text:a></text:p>
          <text:p text:style-name="P50"/>
          <text:p text:style-name="P46"><text:s/>sha256sum Apache_OpenOffice_4.1.11_Linux_x86-64_install-deb_es.tar.gz &gt; libresha256</text:p>
          <text:p text:style-name="P46"><text:soft-page-break/>sha256sum -c libresha256 </text:p>
        </text:list-item>
      </text:list>
      <text:p text:style-name="P47"/>
      <text:p text:style-name="P47"><text:tab/>sha512sum Apache_OpenOffice_4.1.11_Linux_x86-64_install-deb_es.tar.gz &gt; libre512</text:p>
      <text:p text:style-name="P47"><text:tab/>sha512sum -c libre512</text:p>
      <text:p text:style-name="P52"/>
      <text:list xml:id="list162747593225298" text:continue-numbering="true" text:style-name="L1">
        <text:list-item>
          <text:p text:style-name="P54"><text:span text:style-name="T3">Oracle VirtualBox<text:tab/><text:tab/><text:tab/><text:tab/></text:span><text:a xlink:type="simple" xlink:href="https://www.virtualbox.org/wiki/Downloads" text:style-name="Internet_20_link" text:visited-style-name="Visited_20_Internet_20_Link"><text:span text:style-name="T3">https://www.virtualbox.org/wiki/Downloads</text:span></text:a></text:p>
          <text:p text:style-name="P51"/>
        </text:list-item>
      </text:list>
      <text:p text:style-name="P26"><text:span text:style-name="T3"><text:tab/></text:span><text:span text:style-name="T21">sha256sum virtualbox-6.1_6.1.26-145957~Ubuntu~eoan_amd64.deb &gt; virtual256</text:span></text:p>
      <text:p text:style-name="P48"><text:tab/>sha256sum -c virtual256 </text:p>
      <text:p text:style-name="P53"/>
      <text:p text:style-name="P26"><text:span text:style-name="T3"><text:tab/></text:span><text:span text:style-name="T21">md5sum virtualbox-6.1_6.1.26-145957~Ubuntu~eoan_amd64.deb &gt; virtualmd5</text:span></text:p>
      <text:p text:style-name="P48"><text:tab/>md5sum -c virtualmd5</text:p>
      <text:p text:style-name="P53"/>
      <text:list xml:id="list162747061622192" text:continue-numbering="true" text:style-name="L1">
        <text:list-item>
          <text:p text:style-name="P40">¿ Porqué el autor de <text:span text:style-name="T8">los ficheros </text:span>descarga<text:span text:style-name="T8">dos</text:span> proporciona los hashes con distintos algoritmos ?</text:p>
        </text:list-item>
      </text:list>
      <text:p text:style-name="P21">Utilizan varios algoritmos para tener más seguridad y así es menos probable que se puedan alter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Marathi1" svg:font-family="'Lohit Marathi'"/>
    <style:font-face style:name="Montserrat" svg:font-family="Montserrat, Arial, Helvetica, sans-serif"/>
    <style:font-face style:name="PT Serif" svg:font-family="'PT Serif', Georgia, Times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Práctica título: </text:p>
      </style:header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9-27T21:05:46.243858232</meta:creation-date>
    <dc:date>2021-10-11T16:27:39.841000000</dc:date>
    <meta:editing-duration>PT3H55M19S</meta:editing-duration>
    <meta:editing-cycles>50</meta:editing-cycles>
    <meta:generator>LibreOffice/7.1.6.2$Windows_X86_64 LibreOffice_project/0e133318fcee89abacd6a7d077e292f1145735c3</meta:generator>
    <meta:document-statistic meta:table-count="0" meta:image-count="0" meta:object-count="0" meta:page-count="5" meta:paragraph-count="111" meta:word-count="839" meta:character-count="6837" meta:non-whitespace-character-count="6023"/>
  </office:meta>
</office:document-meta>
</file>